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1D20000011A13DAF5F10F057994.jpg" manifest:media-type="image/jpeg"/>
  <manifest:file-entry manifest:full-path="Pictures/10000000000001D20000011AEBAA4757E13441E5.jpg" manifest:media-type="image/jpe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8.22cm" svg:y="0cm" svg:width="9.32cm" svg:height="5.639cm" draw:z-index="0"><draw:image xlink:href="Pictures/10000000000001D20000011AEBAA4757E13441E5.jpg" xlink:type="simple" xlink:show="embed" xlink:actuate="onLoad" draw:mime-type="image/jpeg"/></draw:frame><draw:frame draw:style-name="fr1" draw:name="Image2" text:anchor-type="char" svg:x="-1.099cm" svg:y="0.159cm" svg:width="9.32cm" svg:height="5.639cm" draw:z-index="1"><draw:image xlink:href="Pictures/10000000000001D20000011A13DAF5F10F05799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00:48:41.343071202</meta:creation-date>
    <dc:date>2023-07-18T10:28:43.846392354</dc:date>
    <meta:editing-duration>PT9H40M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5.4.2$MacOSX_AARCH64 LibreOffice_project/36ccfdc35048b057fd9854c757a8b67ec53977b6</meta:generator>
  </office:meta>
</office:document-meta>
</file>